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list-style-name="WWNum1">
      <style:paragraph-properties fo:margin-left="0.5in" fo:margin-right="0in" fo:margin-top="0in" fo:margin-bottom="0in" loext:contextual-spacing="true" fo:text-indent="-0.25in" style:auto-text-indent="false"/>
    </style:style>
    <style:style style:name="P3" style:family="paragraph" style:parent-style-name="Heading_20_2">
      <style:paragraph-properties fo:margin-top="0.25in" fo:margin-bottom="0.0835in" loext:contextual-spacing="false"/>
    </style:style>
    <style:style style:name="P4" style:family="paragraph" style:parent-style-name="Title" style:master-page-name="Standard">
      <style:paragraph-properties fo:margin-top="0in" fo:margin-bottom="0.0417in" loext:contextual-spacing="false" style:page-number="1"/>
    </style:style>
    <style:style style:name="P5" style:family="paragraph" style:parent-style-name="Heading_20_4">
      <style:paragraph-properties fo:margin-top="0.1945in" fo:margin-bottom="0.0555in" loext:contextual-spacing="false"/>
    </style:style>
    <style:style style:name="P6" style:family="paragraph" style:parent-style-name="Heading_20_3">
      <style:paragraph-properties fo:margin-top="0.222in" fo:margin-bottom="0.0555in" loext:contextual-spacing="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r50dhdecg9bo"/>Projet TFTP</text:p>
      <text:p text:style-name="P3"><text:bookmark text:name="_5bumj0iikib9"/>But du projet</text:p>
      <text:p text:style-name="P1">Le projet consiste en l’implémentation du protocole TFTP. Ce protocole est une version light du protocole FTP. Le but de ce projet est d’implémenter une version simplifiée de TFTP en utilisant les méthodes vues en cours. Le protocole devra être implémenté en se basant sur la RFC 1350.</text:p>
      <text:p text:style-name="P3"><text:bookmark text:name="_7aa5l0qm129t"/>Structure du projet</text:p>
      <text:p text:style-name="P1">Le projet comportera deux parties principales: le client et le serveur. Chaque partie aura des dépendances communes.</text:p>
      <text:p text:style-name="P3"><text:bookmark text:name="_vtiutvke9m42"/>client.py</text:p>
      <text:p text:style-name="P1">Ce fichier contiendra les différentes méthodes et classes utilisées par le client.</text:p>
      <text:p text:style-name="P6"><text:bookmark text:name="_vt3e05w5luyd"/>client(ip=”0.0.0.0”, port=”69”)</text:p>
      <text:p text:style-name="P1">Cette classe permet lors de son initialisation de stocker les différentes informations de connexions nécessaires à la communication avec le serveur .</text:p>
      <text:p text:style-name="P5"><text:bookmark text:name="_3ni11sl7n2fb"/>download(file, path)</text:p>
      <text:p text:style-name="P1">Cette méthode permet de récupérer un fichier distant auprès du serveur auquel une connexion a préalablement été initialisée. Il écrit le fichier au chemin d’accès donné en deuxième paramètre.</text:p>
      <text:p text:style-name="P5"><text:bookmark text:name="_987wtq57oxkc"/>upload(file, path)</text:p>
      <text:p text:style-name="P1">Cette méthode permet de transférer un fichier sur le serveur au chemin d’accès spécifié en deuxième paramètre.</text:p>
      <text:p text:style-name="P3"><text:bookmark text:name="_khj43ashkw2m"/>server.py</text:p>
      <text:p text:style-name="P1">Ce fichier contiendra les différentes méthodes utilisées par le serveur</text:p>
      <text:p text:style-name="P5"><text:bookmark text:name="_wyhsi9e9azi"/>listen(ip=”0.0.0.0”, port=”69”)</text:p>
      <text:p text:style-name="P1">Cette méthode permet de mettre le serveur en écoute sur l’adresse ip (interface) et le port spécifié en paramètre. Par défaut, nous prenons l’ip 0.0.0.0 et le port 69, tel qu’il est défini dans la spécification RFC 1350.</text:p>
      <text:p text:style-name="P5"><text:bookmark text:name="_qa2xijjql44u"/>stop(abort=False)</text:p>
      <text:p text:style-name="P1">Cette méthode permet d’arrêter le serveur proprement. Si l’argument abort est à True il force l’arrêt et ne finit pas le transfert en cours.</text:p>
      <text:p text:style-name="P5"><text:bookmark text:name="_sef2mcrlr7wz"/>sendFile(file, path)</text:p>
      <text:p text:style-name="P1">Cette méthode permet d’envoyer un fichier demandé par le client</text:p>
      <text:p text:style-name="P5"><text:bookmark text:name="_u4uzyp6bjfwr"/>recvFile(file, path)</text:p>
      <text:p text:style-name="P1">Cette méthode permet de recevoir et d’écrire sur le disque un fichier envoyé par le client</text:p>
      <text:p text:style-name="P1"/>
      <text:p text:style-name="P3"><text:bookmark text:name="_w12o8yi86drw"/>base.py</text:p>
      <text:p text:style-name="P1"><text:soft-page-break/>Ce fichier contiendra les différentes méthodes et constantes partagées par le serveur et le client. Il contiendra les valeurs par défaut pour le timer (timeout), le numéro de port etc.</text:p>
      <text:p text:style-name="P1"/>
      <text:list xml:id="list5758409232405816779" text:style-name="WWNum1">
        <text:list-item>
          <text:p text:style-name="P2">Errors: Des constantes seront définies pour chaque code d’erreur afin d’augmenter la lisibilité et la compréhensibilité de notre code.</text:p>
        </text:list-item>
      </text:list>
      <text:p text:style-name="P6"><text:bookmark text:name="_wvxzn38fez6v"/>packets(object)</text:p>
      <text:p text:style-name="P1">Cette classe permet de stocker les différentes informations sur l’état du transfert, tel que le nombre de bytes transféré et le temps de transfert.</text:p>
      <text:p text:style-name="P5"><text:bookmark text:name="_gupwv8a7br9g"/>checkTimeOut()</text:p>
      <text:p text:style-name="P1">Cette méthode permet de voir si nous avons dépassé le temps d’expiration en comparant le temps de la dernière mise à jour avec le temps actuel.</text:p>
      <text:p text:style-name="P5"><text:bookmark text:name="_8rve5m8v4js9"/>resendLast()</text:p>
      <text:p text:style-name="P1">Cette méthode permet de renvoyer le dernier paquet dans le cas d’un timeout.</text:p>
      <text:p text:style-name="P5"><text:bookmark text:name="_z5ncxlc3gbb"/>sendAck(nbBlock)</text:p>
      <text:p text:style-name="P1">Cette méthode permet d’envoyer un acknowledge (acquittement) pour le bloc spécifié en paramètre.</text:p>
      <text:p text:style-name="P5"><text:bookmark text:name="_ohpakbni9s6j"/>sendError(errorNum)</text:p>
      <text:p text:style-name="P1">Cette méthode permet d’envoyer le numéro de l’erreur détectée par une des parties.</text:p>
      <text:p text:style-name="P1"/>
      <text:p text:style-name="P1">Ce fichier contiendra en outre les différentes classes pour représenter chaque éta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fo:background-color="#ffffff"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7" meta:word-count="423" meta:character-count="2765" meta:non-whitespace-character-count="2380"/>
    <meta:generator>LibreOfficeDev/5.1.0.3$Linux_X86_64 LibreOffice_project/</meta:generator>
  </office:meta>
</office:document-meta>
</file>